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0pt" officeooo:rsid="0014efd4" officeooo:paragraph-rsid="0014efd4" style:font-size-asian="10pt" style:font-size-complex="10pt"/>
    </style:style>
    <style:style style:name="P2" style:family="paragraph" style:parent-style-name="Standard" style:list-style-name="L1">
      <style:text-properties style:font-name="Arial" fo:font-size="10pt" officeooo:rsid="0014efd4" officeooo:paragraph-rsid="0014efd4" style:font-size-asian="10pt" style:font-size-complex="10pt"/>
    </style:style>
    <style:style style:name="P3" style:family="paragraph" style:parent-style-name="Standard" style:list-style-name="L2">
      <style:text-properties style:font-name="Arial" fo:font-size="10pt" officeooo:rsid="0014efd4" officeooo:paragraph-rsid="0014efd4" style:font-size-asian="10pt" style:font-size-complex="10pt"/>
    </style:style>
    <style:style style:name="P4" style:family="paragraph" style:parent-style-name="Standard">
      <style:text-properties style:font-name="Arial" fo:font-size="10pt" style:text-underline-style="solid" style:text-underline-width="auto" style:text-underline-color="font-color" fo:font-weight="bold" officeooo:rsid="0014efd4" officeooo:paragraph-rsid="0014efd4" style:font-size-asian="10pt" style:font-weight-asian="bold" style:font-size-complex="10pt" style:font-weight-complex="bold"/>
    </style:style>
    <style:style style:name="P5" style:family="paragraph" style:parent-style-name="Standard">
      <style:text-properties style:font-name="Arial" fo:font-size="10pt" style:text-underline-style="none" fo:font-weight="normal" officeooo:rsid="0014efd4" officeooo:paragraph-rsid="0014efd4" style:font-size-asian="10pt" style:font-weight-asian="normal" style:font-size-complex="10pt" style:font-weight-complex="normal"/>
    </style:style>
    <style:style style:name="T1" style:family="text">
      <style:text-properties style:text-underline-style="none"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financier d’entreprise reclasse les flux de trésorerie par nature afin d’aboutir à l’élaboration d’un document de trésorerie :</text:p>
      <text:list text:style-name="L1">
        <text:list-item>
          <text:p text:style-name="P2">Analyser l’évolution passée de la trésorerie (tableau des flux de trésorerie)</text:p>
        </text:list-item>
        <text:list-item>
          <text:p text:style-name="P2">Prévoir l’évolution future de celle-ci sur une période plus ou moins longue (budget de trésorerie ou plan de financement)</text:p>
        </text:list-item>
      </text:list>
      <text:p text:style-name="P1"/>
      <text:p text:style-name="P1">Flux de Trésorerie se rattachent aux processus :</text:p>
      <text:list text:style-name="L2">
        <text:list-item>
          <text:p text:style-name="P3">Activité économique de l’entreprise (cycle d’exploitation | cycle d’investissement)</text:p>
        </text:list-item>
        <text:list-item>
          <text:p text:style-name="P3">Ressources financières qui en sont la contrepartie (processus d’endettement | processus des capitaux propres)</text:p>
        </text:list-item>
      </text:list>
      <text:p text:style-name="P1"/>
      <text:p text:style-name="P4">Cycle d’exploitation : <text:span text:style-name="T1"><text:s/>Cycle entre lequel l’entreprise achète les dépenses nécessaires à l’exploitation (via achat comptant ou délais de paiements) et finit lorsque l’entreprise perçoit les recettes d’exploitation (vente du produit final, qui lui aussi se fait soit comptant soit différé, ce qui allonge le cycle d’exploitation)</text:span></text:p>
      <text:p text:style-name="P5"/>
      <text:p text:style-name="P4">Excédent de Trésorerie d’exploitation (ETE) : <text:span text:style-name="T1">Flux de trésorerie dégagés par l’exploitation pendant une période (mois, années …), ce solde est composé de flux positifs et flux négatifs (dépenses / dettes). Par exemple c’est la différence entre les recettes perçues et les dépenses de consommation courantes (alimentation électrique, Loyer …). Cette valeur sauf cas spéciaux de commencement d’activité doit être positive.</text:span></text:p>
      <text:p text:style-name="P5"/>
      <text:p text:style-name="P4">Dépenses d’investissement : <text:span text:style-name="T1">Dépenses dans une perspective de long terme et concernent plusieurs cycles d’exploitation. Cette dépense correspond à une nouvelle activité dont on ne connaît pas l’issue. À un réel intérêt uniquement si l’entreprise dégage un ETE supérieur à ce qu’il avait auparavant.</text:span></text:p>
      <text:p text:style-name="P5"/>
      <text:p text:style-name="P4">Différence entre dépenses d’exploitation et dépense d’investissement :<text:span text:style-name="T1"> </text:span><text:span text:style-name="T1">Dépenses d’exploitation sont comptabilisées pour un cycle d’exploitation, alors que les dépenses d’investissement concernent plusieurs cycles d’exploitation.</text:span></text:p>
      <text:p text:style-name="P5">Au niveau d’un particulier on peut comparer ça avec une dépense de consommation (restaurant) opposé à une dépense d’investissement (micro-ondes), sur le court terme la dépense du restaurant apporte une satisfaction, mais sur le long terme le micro-onde en apporte une plus grande : « L’investissement n’a de sens que si la renonciation à la dépense permettant une satisfaction immédiate suscitera plus tard une jouissance plus forte ».</text:p>
      <text:p text:style-name="P5"/>
      <text:p text:style-name="P4">Rentabilité de tout investissement :<text:span text:style-name="T1"> Les dépenses d’investissement ont pour but de modifier le cycle d’exploitation : faire croître les flux qu’il dégage, l’améliorer etc.</text:span></text:p>
      <text:p text:style-name="P5"/>
      <text:p text:style-name="P4">Flux de Trésorerie disponible :<text:span text:style-name="T1"> On appelle flux de trésorerie disponible ou « free cash flow » , la différence sur une période donnée, entre l’excédent de trésorerie d’exploitation et les dépenses d’investissement.</text:span></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loext:blank-width-char=")">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loext:blank-width-char=")">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fr" number:transliteration-country="FR">
      <number:number number:decimal-places="0" number:min-decimal-places="0" number:min-integer-digits="1"/>
    </number:number-style>
    <number:number-style style:name="N109" loext:transliteration-spellout="capitalize cardinal" number:transliteration-language="fr" number:transliteration-country="FR">
      <number:number number:decimal-places="0" number:min-decimal-places="0" number:min-integer-digits="1"/>
    </number:number-style>
    <number:number-style style:name="N110" loext:transliteration-spellout="title cardinal" number:transliteration-language="fr" number:transliteration-country="FR">
      <number:number number:decimal-places="0" number:min-decimal-places="0" number:min-integer-digits="1"/>
    </number:number-style>
    <number:number-style style:name="N111" loext:transliteration-spellout="upper cardinal" number:transliteration-language="fr" number:transliteration-country="FR">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fr" number:transliteration-country="FR">
      <number:number number:decimal-places="0" number:min-decimal-places="0" number:min-integer-digits="1"/>
    </number:number-style>
    <number:number-style style:name="N116" loext:transliteration-spellout="title USD" number:transliteration-language="fr" number:transliteration-country="FR">
      <number:number number:decimal-places="2" number:min-decimal-places="2" number:min-integer-digits="1"/>
    </number:number-style>
    <number:number-style style:name="N117" loext:transliteration-spellout="upper USD" number:transliteration-language="fr" number:transliteration-country="FR">
      <number:number number:decimal-places="0" number:min-decimal-places="0" number:min-integer-digits="1"/>
    </number:number-style>
    <number:number-style style:name="N118" loext:transliteration-spellout="upper USD" number:transliteration-language="fr" number:transliteration-country="FR">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0T18:05:50.684018391</meta:creation-date>
    <dc:date>2026-04-10T18:26:15.693157748</dc:date>
    <meta:editing-duration>PT1M56S</meta:editing-duration>
    <meta:editing-cycles>2</meta:editing-cycles>
    <meta:generator>LibreOffice/25.8.5.2$Linux_AARCH64 LibreOffice_project/580$Build-2</meta:generator>
    <meta:document-statistic meta:table-count="0" meta:image-count="0" meta:object-count="0" meta:page-count="1" meta:paragraph-count="13" meta:word-count="387" meta:character-count="2665" meta:non-whitespace-character-count="2294"/>
  </office:meta>
</office:document-meta>
</file>